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05AC5E64C9D37ACD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subtitle">
      <style:graphic-properties draw:fill-color="#ffffff" fo:min-height="22.254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start"/>
      <style:text-properties fo:font-size="22pt" fo:language="en" fo:country="US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48pt" style:font-size-asian="36pt" style:font-size-complex="36pt"/>
    </style:style>
    <style:style style:name="T2" style:family="text">
      <style:text-properties fo:color="#ffffff" fo:font-size="24pt" fo:font-weight="bold" style:font-size-asian="32pt" style:font-weight-asian="bold" style:font-size-complex="32pt" style:font-weight-complex="bold"/>
    </style:style>
    <style:style style:name="T3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32">
        <draw:frame presentation:style-name="pr1" draw:text-style-name="P1" draw:layer="layout" svg:width="25.199cm" svg:height="22.254cm" svg:x="1.979cm" svg:y="0.352cm">
          <draw:text-box>
            <text:p><text:span text:style-name="T1">Exception Handling</text:span></text:p>
            <text:p><text:span text:style-name="T1"><text:s/></text:span><text:span text:style-name="T1">and </text:span></text:p>
            <text:p><text:span text:style-name="T1">Assertion</text:span></text:p>
          </draw:text-box>
        </draw:frame>
        <draw:frame draw:style-name="gr1" draw:text-style-name="P3" draw:layer="layout" svg:width="17.78cm" svg:height="2.139cm" svg:x="1.778cm" svg:y="15.895cm">
          <draw:text-box>
            <text:p text:style-name="P2"><text:span text:style-name="T2">Surviving large teams of developers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6" draw:text-style-name="P4" draw:layer="layout" svg:width="19.999cm" svg:height="3.506cm" svg:x="6.6cm" svg:y="8.8cm" presentation:class="title" presentation:user-transformed="true">
          <draw:text-box>
            <text:p><text:span text:style-name="T3">This work is licensed under a Creative Commons Attribution-ShareAlike 3.0 Unported License.</text:span><text:span text:style-name="T3"><text:line-break/></text:span><text:span text:style-name="T3">It makes use of the works of Mateus Machado Luna.</text:span></text:p>
          </draw:text-box>
        </draw:frame>
        <draw:frame draw:style-name="gr3" draw:text-style-name="P5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11:30:16.046614964</meta:creation-date>
    <meta:editing-duration>PT3M34S</meta:editing-duration>
    <meta:editing-cycles>2</meta:editing-cycles>
    <meta:generator>LibreOffice/6.2.5.2$Linux_X86_64 LibreOffice_project/a887734edd14b7c31b8ab527c0422d03c5e16f8b</meta:generator>
    <dc:title>Blueprint Plans</dc:title>
    <dc:date>2019-07-24T11:33:49.455314477</dc:date>
    <meta:document-statistic meta:object-count="44"/>
  </office:meta>
</office:document-meta>
</file>